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FreeSerif" svg:font-family="FreeSerif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FreeSerif"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1492</text:p>
      <text:p text:style-name="P1">Докажете с резолюции, че от първите две формули следва третата:</text:p>
      <text:p text:style-name="P1">∀y ( ∀z (¬s(z) → ¬p(y, z)) → r(y))</text:p>
      <text:p text:style-name="P1">∃z ∀y (s(y) ⌄ q(z, y))</text:p>
      <text:p text:style-name="P1">∃y ∀z (¬r(z) → ∃t(p(z, t) &amp; q(y, t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432071</text:p>
      <text:p text:style-name="P1">Докажете с резолюции, че от първите две формули следва третата:</text:p>
      <text:p text:style-name="P1">∀y ∃z (¬r(z) &amp; ∀t (p(z, t) → ¬q(y, t)))</text:p>
      <text:p text:style-name="P1">∀y ( ∀z (¬s(z) → ¬p(y, z)) → r(y))</text:p>
      <text:p text:style-name="P1">∀z ∃y (¬s(y) &amp; ¬q(z, y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373376</text:p>
      <text:p text:style-name="P1">Докажете с резолюции, че от първите две формули следва третата:</text:p>
      <text:p text:style-name="P1">∃z ∀y (s(y) ⌄ q(z, y))</text:p>
      <text:p text:style-name="P1">∀y ∃z (¬r(z) &amp; ∀t (p(z, t) → ¬q(y, t)))</text:p>
      <text:p text:style-name="P1">∃y ( ∀z (¬s(z) → ¬p(y, z)) &amp; ¬r(y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674712</text:p>
      <text:p text:style-name="P1">Докажете с резолюции, че от първите две формули следва третата:</text:p>
      <text:p text:style-name="P1">∀z ( ∀t (¬s(t) → p(t, z)) → r(z))</text:p>
      <text:p text:style-name="P1">∃t ∀z (s(z) ⌄ ¬q(z, t))</text:p>
      <text:p text:style-name="P1">∃z ∀t (¬r(t) → ∃u(¬p(u, t) &amp; ¬q(u, z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271107</text:p>
      <text:p text:style-name="P1">Докажете с резолюции, че от първите две формули следва третата:</text:p>
      <text:p text:style-name="P1">∀z ∃t (¬r(t) &amp; ∀u (¬p(u, t) → q(u, z)))</text:p>
      <text:p text:style-name="P1">∀z ( ∀t (¬s(t) → p(t, z)) → r(z))</text:p>
      <text:p text:style-name="P1">∀t ∃z (¬s(z) &amp; q(z, t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172516</text:p>
      <text:p text:style-name="P1">Докажете с резолюции, че от първите две формули следва третата:</text:p>
      <text:p text:style-name="P1">∃t ∀z (s(z) ⌄ ¬q(z, t))</text:p>
      <text:p text:style-name="P1">∀z ∃t (¬r(t) &amp; ∀u (¬p(u, t) → q(u, z)))</text:p>
      <text:p text:style-name="P1">∃z ( ∀t (¬s(t) → p(t, z)) &amp; ¬r(z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743321</text:p>
      <text:p text:style-name="P1">Докажете с резолюции, че от първите две формули следва третата:</text:p>
      <text:p text:style-name="P1">∀t ( ∀u (¬p(u) → ¬q(t, u)) → s(t))</text:p>
      <text:p text:style-name="P1">∃u ∀t (p(t) ⌄ ¬r(u, t))</text:p>
      <text:p text:style-name="P1">∃t ∀u (¬s(u) → ∃v(q(u, v) &amp; ¬r(t, v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284581</text:p>
      <text:p text:style-name="P1">Докажете с резолюции, че от първите две формули следва третата:</text:p>
      <text:p text:style-name="P1">∀t ∃u (¬s(u) &amp; ∀v (q(u, v) → r(t, v)))</text:p>
      <text:p text:style-name="P1">∀t ( ∀u (¬p(u) → ¬q(t, u)) → s(t))</text:p>
      <text:p text:style-name="P1">∀u ∃t (¬p(t) &amp; r(u, t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91127</text:p>
      <text:p text:style-name="P1">Докажете с резолюции, че от първите две формули следва третата:</text:p>
      <text:p text:style-name="P1">∃u ∀t (p(t) ⌄ ¬r(u, t))</text:p>
      <text:p text:style-name="P1">∀t ∃u (¬s(u) &amp; ∀v (q(u, v) → r(t, v)))</text:p>
      <text:p text:style-name="P1">∃t ( ∀u (¬p(u) → ¬q(t, u)) &amp; ¬s(t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222709</text:p>
      <text:p text:style-name="P1">Докажете с резолюции, че от първите две формули следва третата:</text:p>
      <text:p text:style-name="P1">∀u ( ∀v (¬p(v) → q(v, u)) → ¬s(u))</text:p>
      <text:p text:style-name="P1">∃v ∀u (p(u) ⌄ r(u, v))</text:p>
      <text:p text:style-name="P1">∃u ∀v (s(v) → ∃w(¬q(w, v) &amp; r(w, u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913534</text:p>
      <text:p text:style-name="P1">Докажете с резолюции, че от първите две формули следва третата:</text:p>
      <text:p text:style-name="P1">∀u ∃v (s(v) &amp; ∀w (¬q(w, v) → ¬r(w, u)))</text:p>
      <text:p text:style-name="P1">∀u ( ∀v (¬p(v) → q(v, u)) → ¬s(u))</text:p>
      <text:p text:style-name="P1">∀v ∃u (¬p(u) &amp; ¬r(u, v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134636</text:p>
      <text:p text:style-name="P1">Докажете с резолюции, че от първите две формули следва третата:</text:p>
      <text:p text:style-name="P1">∃v ∀u (p(u) ⌄ r(u, v))</text:p>
      <text:p text:style-name="P1">∀u ∃v (s(v) &amp; ∀w (¬q(w, v) → ¬r(w, u)))</text:p>
      <text:p text:style-name="P1">∃u ( ∀v (¬p(v) → q(v, u)) &amp; s(u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281481</text:p>
      <text:p text:style-name="P1">Докажете с резолюции, че от първите две формули следва третата:</text:p>
      <text:p text:style-name="P1">∀v ( ∀w (¬p(w) → ¬q(v, w)) → ¬s(v))</text:p>
      <text:p text:style-name="P1">∃w ∀v (p(v) ⌄ r(w, v))</text:p>
      <text:p text:style-name="P1">∃v ∀w (s(w) → ∃x(q(w, x) &amp; r(v, x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852809</text:p>
      <text:p text:style-name="P1">Докажете с резолюции, че от първите две формули следва третата:</text:p>
      <text:p text:style-name="P1">∀v ∃w (s(w) &amp; ∀x (q(w, x) → ¬r(v, x)))</text:p>
      <text:p text:style-name="P1">∀v ( ∀w (¬p(w) → ¬q(v, w)) → ¬s(v))</text:p>
      <text:p text:style-name="P1">∀w ∃v (¬p(v) &amp; ¬r(w, v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553187</text:p>
      <text:p text:style-name="P1">Докажете с резолюции, че от първите две формули следва третата:</text:p>
      <text:p text:style-name="P1">∃w ∀v (p(v) ⌄ r(w, v))</text:p>
      <text:p text:style-name="P1">∀v ∃w (s(w) &amp; ∀x (q(w, x) → ¬r(v, x)))</text:p>
      <text:p text:style-name="P1">∃v ( ∀w (¬p(w) → ¬q(v, w)) &amp; s(v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174921</text:p>
      <text:p text:style-name="P1">Докажете с резолюции, че от първите две формули следва третата:</text:p>
      <text:p text:style-name="P1">∀w ( ∀x (¬q(x) → r(x, w)) → ¬p(w))</text:p>
      <text:p text:style-name="P1">∃x ∀w (q(w) ⌄ ¬s(w, x))</text:p>
      <text:p text:style-name="P1">∃w ∀x (p(x) → ∃y(¬r(y, x) &amp; ¬s(y, w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891074</text:p>
      <text:p text:style-name="P1">Докажете с резолюции, че от първите две формули следва третата:</text:p>
      <text:p text:style-name="P1">∀w ∃x (p(x) &amp; ∀y (¬r(y, x) → s(y, w)))</text:p>
      <text:p text:style-name="P1">∀w ( ∀x (¬q(x) → r(x, w)) → ¬p(w))</text:p>
      <text:p text:style-name="P1">∀x ∃w (¬q(w) &amp; s(w, x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692536</text:p>
      <text:p text:style-name="P1">Докажете с резолюции, че от първите две формули следва третата:</text:p>
      <text:p text:style-name="P1">∃x ∀w (q(w) ⌄ ¬s(w, x))</text:p>
      <text:p text:style-name="P1">∀w ∃x (p(x) &amp; ∀y (¬r(y, x) → s(y, w)))</text:p>
      <text:p text:style-name="P1">∃w ( ∀x (¬q(x) → r(x, w)) &amp; p(w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433705</text:p>
      <text:p text:style-name="P1">Докажете с резолюции, че от първите две формули следва третата:</text:p>
      <text:p text:style-name="P1">∀x ( ∀y (¬q(y) → ¬r(x, y)) → ¬p(x))</text:p>
      <text:p text:style-name="P1">∃y ∀x (q(x) ⌄ ¬s(y, x))</text:p>
      <text:p text:style-name="P1">∃x ∀y (p(y) → ∃z(r(y, z) &amp; ¬s(x, z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74378</text:p>
      <text:p text:style-name="P1">Докажете с резолюции, че от първите две формули следва третата:</text:p>
      <text:p text:style-name="P1">∀x ∃y (p(y) &amp; ∀z (r(y, z) → s(x, z)))</text:p>
      <text:p text:style-name="P1">∀x ( ∀y (¬q(y) → ¬r(x, y)) → ¬p(x))</text:p>
      <text:p text:style-name="P1">∀y ∃x (¬q(x) &amp; s(y, x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761825</text:p>
      <text:p text:style-name="P1">Докажете с резолюции, че от първите две формули следва третата:</text:p>
      <text:p text:style-name="P1">∃y ∀x (q(x) ⌄ ¬s(y, x))</text:p>
      <text:p text:style-name="P1">∀x ∃y (p(y) &amp; ∀z (r(y, z) → s(x, z)))</text:p>
      <text:p text:style-name="P1">∃x ( ∀y (¬q(y) → ¬r(x, y)) &amp; p(x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412000</text:p>
      <text:p text:style-name="P1">Докажете с резолюции, че от първите две формули следва третата:</text:p>
      <text:p text:style-name="P1">∀y ( ∀z (q(z) → r(z, y)) → p(y))</text:p>
      <text:p text:style-name="P1">∃z ∀y (¬q(y) ⌄ s(y, z))</text:p>
      <text:p text:style-name="P1">∃y ∀z (¬p(z) → ∃t(¬r(t, z) &amp; s(t, y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643477</text:p>
      <text:p text:style-name="P1">Докажете с резолюции, че от първите две формули следва третата:</text:p>
      <text:p text:style-name="P1">∀y ∃z (¬p(z) &amp; ∀t (¬r(t, z) → ¬s(t, y)))</text:p>
      <text:p text:style-name="P1">∀y ( ∀z (q(z) → r(z, y)) → p(y))</text:p>
      <text:p text:style-name="P1">∀z ∃y (q(y) &amp; ¬s(y, z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384972</text:p>
      <text:p text:style-name="P1">Докажете с резолюции, че от първите две формули следва третата:</text:p>
      <text:p text:style-name="P1">∃z ∀y (¬q(y) ⌄ s(y, z))</text:p>
      <text:p text:style-name="P1">∀y ∃z (¬p(z) &amp; ∀t (¬r(t, z) → ¬s(t, y)))</text:p>
      <text:p text:style-name="P1">∃y ( ∀z (q(z) → r(z, y)) &amp; ¬p(y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441375</text:p>
      <text:p text:style-name="P1">Докажете с резолюции, че от първите две формули следва третата:</text:p>
      <text:p text:style-name="P1">∀z ( ∀t (r(t) → ¬s(z, t)) → q(z))</text:p>
      <text:p text:style-name="P1">∃t ∀z (¬r(z) ⌄ p(t, z))</text:p>
      <text:p text:style-name="P1">∃z ∀t (¬q(t) → ∃u(s(t, u) &amp; p(z, u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362883</text:p>
      <text:p text:style-name="P1">Докажете с резолюции, че от първите две формули следва третата:</text:p>
      <text:p text:style-name="P1">∀z ∃t (¬q(t) &amp; ∀u (s(t, u) → ¬p(z, u)))</text:p>
      <text:p text:style-name="P1">∀z ( ∀t (r(t) → ¬s(z, t)) → q(z))</text:p>
      <text:p text:style-name="P1">∀t ∃z (r(z) &amp; ¬p(t, z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333870</text:p>
      <text:p text:style-name="P1">Докажете с резолюции, че от първите две формули следва третата:</text:p>
      <text:p text:style-name="P1">∃t ∀z (¬r(z) ⌄ p(t, z))</text:p>
      <text:p text:style-name="P1">∀z ∃t (¬q(t) &amp; ∀u (s(t, u) → ¬p(z, u)))</text:p>
      <text:p text:style-name="P1">∃z ( ∀t (r(t) → ¬s(z, t)) &amp; ¬q(z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404326</text:p>
      <text:p text:style-name="P1">Докажете с резолюции, че от първите две формули следва третата:</text:p>
      <text:p text:style-name="P1">∀t ( ∀u (r(u) → s(u, t)) → q(t))</text:p>
      <text:p text:style-name="P1">∃u ∀t (¬r(t) ⌄ ¬p(t, u))</text:p>
      <text:p text:style-name="P1">∃t ∀u (¬q(u) → ∃v(¬s(v, u) &amp; ¬p(v, t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611860</text:p>
      <text:p text:style-name="P1">Докажете с резолюции, че от първите две формули следва третата:</text:p>
      <text:p text:style-name="P1">∀t ∃u (¬q(u) &amp; ∀v (¬s(v, u) → p(v, t)))</text:p>
      <text:p text:style-name="P1">∀t ( ∀u (r(u) → s(u, t)) → q(t))</text:p>
      <text:p text:style-name="P1">∀u ∃t (r(t) &amp; p(t, u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962374</text:p>
      <text:p text:style-name="P1">Докажете с резолюции, че от първите две формули следва третата:</text:p>
      <text:p text:style-name="P1">∃u ∀t (¬r(t) ⌄ ¬p(t, u))</text:p>
      <text:p text:style-name="P1">∀t ∃u (¬q(u) &amp; ∀v (¬s(v, u) → p(v, t)))</text:p>
      <text:p text:style-name="P1">∃t ( ∀u (r(u) → s(u, t)) &amp; ¬q(t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563985</text:p>
      <text:p text:style-name="P1">Докажете с резолюции, че от първите две формули следва третата:</text:p>
      <text:p text:style-name="P1">∀u ( ∀v (r(v) → ¬s(u, v)) → q(u))</text:p>
      <text:p text:style-name="P1">∃v ∀u (¬r(u) ⌄ ¬p(v, u))</text:p>
      <text:p text:style-name="P1">∃u ∀v (¬q(v) → ∃w(s(v, w) &amp; ¬p(u, w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774954</text:p>
      <text:p text:style-name="P1">Докажете с резолюции, че от първите две формули следва третата:</text:p>
      <text:p text:style-name="P1">∀u ∃v (¬q(v) &amp; ∀w (s(v, w) → p(u, w)))</text:p>
      <text:p text:style-name="P1">∀u ( ∀v (r(v) → ¬s(u, v)) → q(u))</text:p>
      <text:p text:style-name="P1">∀v ∃u (r(u) &amp; p(v, u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351122</text:p>
      <text:p text:style-name="P1">Докажете с резолюции, че от първите две формули следва третата:</text:p>
      <text:p text:style-name="P1">∃v ∀u (¬r(u) ⌄ ¬p(v, u))</text:p>
      <text:p text:style-name="P1">∀u ∃v (¬q(v) &amp; ∀w (s(v, w) → p(u, w)))</text:p>
      <text:p text:style-name="P1">∃u ( ∀v (r(v) → ¬s(u, v)) &amp; ¬q(u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812859</text:p>
      <text:p text:style-name="P1">Докажете с резолюции, че от първите две формули следва третата:</text:p>
      <text:p text:style-name="P1">∀v ( ∀w (s(w) → p(w, v)) → ¬r(v))</text:p>
      <text:p text:style-name="P1">∃w ∀v (¬s(v) ⌄ q(v, w))</text:p>
      <text:p text:style-name="P1">∃v ∀w (r(w) → ∃x(¬p(x, w) &amp; q(x, v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553247</text:p>
      <text:p text:style-name="P1">Докажете с резолюции, че от първите две формули следва третата:</text:p>
      <text:p text:style-name="P1">∀v ∃w (r(w) &amp; ∀x (¬p(x, w) → ¬q(x, v)))</text:p>
      <text:p text:style-name="P1">∀v ( ∀w (s(w) → p(w, v)) → ¬r(v))</text:p>
      <text:p text:style-name="P1">∀w ∃v (s(v) &amp; ¬q(v, w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24713</text:p>
      <text:p text:style-name="P1">Докажете с резолюции, че от първите две формули следва третата:</text:p>
      <text:p text:style-name="P1">∃w ∀v (¬s(v) ⌄ q(v, w))</text:p>
      <text:p text:style-name="P1">∀v ∃w (r(w) &amp; ∀x (¬p(x, w) → ¬q(x, v)))</text:p>
      <text:p text:style-name="P1">∃v ( ∀w (s(w) → p(w, v)) &amp; r(v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941895</text:p>
      <text:p text:style-name="P1">Докажете с резолюции, че от първите две формули следва третата:</text:p>
      <text:p text:style-name="P1">∀w ( ∀x (s(x) → ¬p(w, x)) → ¬r(w))</text:p>
      <text:p text:style-name="P1">∃x ∀w (¬s(w) ⌄ q(x, w))</text:p>
      <text:p text:style-name="P1">∃w ∀x (r(x) → ∃y(p(x, y) &amp; q(w, y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412125</text:p>
      <text:p text:style-name="P1">Докажете с резолюции, че от първите две формули следва третата:</text:p>
      <text:p text:style-name="P1">∀w ∃x (r(x) &amp; ∀y (p(x, y) → ¬q(w, y)))</text:p>
      <text:p text:style-name="P1">∀w ( ∀x (s(x) → ¬p(w, x)) → ¬r(w))</text:p>
      <text:p text:style-name="P1">∀x ∃w (s(w) &amp; ¬q(x, w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233892</text:p>
      <text:p text:style-name="P1">Докажете с резолюции, че от първите две формули следва третата:</text:p>
      <text:p text:style-name="P1">∃x ∀w (¬s(w) ⌄ q(x, w))</text:p>
      <text:p text:style-name="P1">∀w ∃x (r(x) &amp; ∀y (p(x, y) → ¬q(w, y)))</text:p>
      <text:p text:style-name="P1">∃w ( ∀x (s(x) → ¬p(w, x)) &amp; r(w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614766</text:p>
      <text:p text:style-name="P1">Докажете с резолюции, че от първите две формули следва третата:</text:p>
      <text:p text:style-name="P1">∀x ( ∀y (s(y) → p(y, x)) → ¬r(x))</text:p>
      <text:p text:style-name="P1">∃y ∀x (¬s(x) ⌄ ¬q(x, y))</text:p>
      <text:p text:style-name="P1">∃x ∀y (r(y) → ∃z(¬p(z, y) &amp; ¬q(z, x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301062</text:p>
      <text:p text:style-name="P1">Докажете с резолюции, че от първите две формули следва третата:</text:p>
      <text:p text:style-name="P1">∀x ∃y (r(y) &amp; ∀z (¬p(z, y) → q(z, x)))</text:p>
      <text:p text:style-name="P1">∀x ( ∀y (s(y) → p(y, x)) → ¬r(x))</text:p>
      <text:p text:style-name="P1">∀y ∃x (s(x) &amp; q(x, y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72936</text:p>
      <text:p text:style-name="P1">Докажете с резолюции, че от първите две формули следва третата:</text:p>
      <text:p text:style-name="P1">∃y ∀x (¬s(x) ⌄ ¬q(x, y))</text:p>
      <text:p text:style-name="P1">∀x ∃y (r(y) &amp; ∀z (¬p(z, y) → q(z, x)))</text:p>
      <text:p text:style-name="P1">∃x ( ∀y (s(y) → p(y, x)) &amp; r(x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583512</text:p>
      <text:p text:style-name="P1">Докажете с резолюции, че от първите две формули следва третата:</text:p>
      <text:p text:style-name="P1">∀y ( ∀z (p(z) → ¬q(y, z)) → ¬s(y))</text:p>
      <text:p text:style-name="P1">∃z ∀y (¬p(y) ⌄ ¬r(z, y))</text:p>
      <text:p text:style-name="P1">∃y ∀z (s(z) → ∃t(q(z, t) &amp; ¬r(y, t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224216</text:p>
      <text:p text:style-name="P1">Докажете с резолюции, че от първите две формули следва третата:</text:p>
      <text:p text:style-name="P1">∀y ∃z (s(z) &amp; ∀t (q(z, t) → r(y, t)))</text:p>
      <text:p text:style-name="P1">∀y ( ∀z (p(z) → ¬q(y, z)) → ¬s(y))</text:p>
      <text:p text:style-name="P1">∀z ∃y (p(y) &amp; r(z, y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471340</text:p>
      <text:p text:style-name="P1">Докажете с резолюции, че от първите две формули следва третата:</text:p>
      <text:p text:style-name="P1">∃z ∀y (¬p(y) ⌄ ¬r(z, y))</text:p>
      <text:p text:style-name="P1">∀y ∃z (s(z) &amp; ∀t (q(z, t) → r(y, t)))</text:p>
      <text:p text:style-name="P1">∃y ( ∀z (p(z) → ¬q(y, z)) &amp; s(y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742272</text:p>
      <text:p text:style-name="P1">Докажете с резолюции, че от първите две формули следва третата:</text:p>
      <text:p text:style-name="P1">∀z ( ∀t (¬p(t) → q(t, z)) → s(z))</text:p>
      <text:p text:style-name="P1">∃t ∀z (p(z) ⌄ r(z, t))</text:p>
      <text:p text:style-name="P1">∃z ∀t (¬s(t) → ∃u(¬q(u, t) &amp; r(u, z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943976</text:p>
      <text:p text:style-name="P1">Докажете с резолюции, че от първите две формули следва третата:</text:p>
      <text:p text:style-name="P1">∀z ∃t (¬s(t) &amp; ∀u (¬q(u, t) → ¬r(u, z)))</text:p>
      <text:p text:style-name="P1">∀z ( ∀t (¬p(t) → q(t, z)) → s(z))</text:p>
      <text:p text:style-name="P1">∀t ∃z (¬p(z) &amp; ¬r(z, t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544507</text:p>
      <text:p text:style-name="P1">Докажете с резолюции, че от първите две формули следва третата:</text:p>
      <text:p text:style-name="P1">∃t ∀z (p(z) ⌄ r(z, t))</text:p>
      <text:p text:style-name="P1">∀z ∃t (¬s(t) &amp; ∀u (¬q(u, t) → ¬r(u, z)))</text:p>
      <text:p text:style-name="P1">∃z ( ∀t (¬p(t) → q(t, z)) &amp; ¬s(z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761957</text:p>
      <text:p text:style-name="P1">Докажете с резолюции, че от първите две формули следва третата:</text:p>
      <text:p text:style-name="P1">∀t ( ∀u (¬p(u) → ¬q(t, u)) → s(t))</text:p>
      <text:p text:style-name="P1">∃u ∀t (p(t) ⌄ r(u, t))</text:p>
      <text:p text:style-name="P1">∃t ∀u (¬s(u) → ∃v(q(u, v) &amp; r(t, v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652943</text:p>
      <text:p text:style-name="P1">Докажете с резолюции, че от първите две формули следва третата:</text:p>
      <text:p text:style-name="P1">∀t ∃u (¬s(u) &amp; ∀v (q(u, v) → ¬r(t, v)))</text:p>
      <text:p text:style-name="P1">∀t ( ∀u (¬p(u) → ¬q(t, u)) → s(t))</text:p>
      <text:p text:style-name="P1">∀u ∃t (¬p(t) &amp; ¬r(u, t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143851</text:p>
      <text:p text:style-name="P1">Докажете с резолюции, че от първите две формули следва третата:</text:p>
      <text:p text:style-name="P1">∃u ∀t (p(t) ⌄ r(u, t))</text:p>
      <text:p text:style-name="P1">∀t ∃u (¬s(u) &amp; ∀v (q(u, v) → ¬r(t, v)))</text:p>
      <text:p text:style-name="P1">∃t ( ∀u (¬p(u) → ¬q(t, u)) &amp; ¬s(t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344934</text:p>
      <text:p text:style-name="P1">Докажете с резолюции, че от първите две формули следва третата:</text:p>
      <text:p text:style-name="P1">∀u ( ∀v (¬q(v) → r(v, u)) → p(u))</text:p>
      <text:p text:style-name="P1">∃v ∀u (q(u) ⌄ ¬s(u, v))</text:p>
      <text:p text:style-name="P1">∃u ∀v (¬p(v) → ∃w(¬r(w, v) &amp; ¬s(w, u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781303</text:p>
      <text:p text:style-name="P1">Докажете с резолюции, че от първите две формули следва третата:</text:p>
      <text:p text:style-name="P1">∀u ∃v (¬p(v) &amp; ∀w (¬r(w, v) → s(w, u)))</text:p>
      <text:p text:style-name="P1">∀u ( ∀v (¬q(v) → r(v, u)) → p(u))</text:p>
      <text:p text:style-name="P1">∀v ∃u (¬q(u) &amp; s(u, v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512714</text:p>
      <text:p text:style-name="P1">Докажете с резолюции, че от първите две формули следва третата:</text:p>
      <text:p text:style-name="P1">∃v ∀u (q(u) ⌄ ¬s(u, v))</text:p>
      <text:p text:style-name="P1">∀u ∃v (¬p(v) &amp; ∀w (¬r(w, v) → s(w, u)))</text:p>
      <text:p text:style-name="P1">∃u ( ∀v (¬q(v) → r(v, u)) &amp; ¬p(u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143903</text:p>
      <text:p text:style-name="P1">Докажете с резолюции, че от първите две формули следва третата:</text:p>
      <text:p text:style-name="P1">∀v ( ∀w (¬q(w) → ¬r(v, w)) → p(v))</text:p>
      <text:p text:style-name="P1">∃w ∀v (q(v) ⌄ ¬s(w, v))</text:p>
      <text:p text:style-name="P1">∃v ∀w (¬p(w) → ∃x(r(w, x) &amp; ¬s(v, x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314155</text:p>
      <text:p text:style-name="P1">Докажете с резолюции, че от първите две формули следва третата:</text:p>
      <text:p text:style-name="P1">∀v ∃w (¬p(w) &amp; ∀x (r(w, x) → s(v, x)))</text:p>
      <text:p text:style-name="P1">∀v ( ∀w (¬q(w) → ¬r(v, w)) → p(v))</text:p>
      <text:p text:style-name="P1">∀w ∃v (¬q(v) &amp; s(w, v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921411</text:p>
      <text:p text:style-name="P1">Докажете с резолюции, че от първите две формули следва третата:</text:p>
      <text:p text:style-name="P1">∃w ∀v (q(v) ⌄ ¬s(w, v))</text:p>
      <text:p text:style-name="P1">∀v ∃w (¬p(w) &amp; ∀x (r(w, x) → s(v, x)))</text:p>
      <text:p text:style-name="P1">∃v ( ∀w (¬q(w) → ¬r(v, w)) &amp; ¬p(v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262883</text:p>
      <text:p text:style-name="P1">Докажете с резолюции, че от първите две формули следва третата:</text:p>
      <text:p text:style-name="P1">∀w ( ∀x (¬q(x) → r(x, w)) → ¬p(w))</text:p>
      <text:p text:style-name="P1">∃x ∀w (q(w) ⌄ s(w, x))</text:p>
      <text:p text:style-name="P1">∃w ∀x (p(x) → ∃y(¬r(y, x) &amp; s(y, w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293020</text:p>
      <text:p text:style-name="P1">Докажете с резолюции, че от първите две формули следва третата:</text:p>
      <text:p text:style-name="P1">∀w ∃x (p(x) &amp; ∀y (¬r(y, x) → ¬s(y, w)))</text:p>
      <text:p text:style-name="P1">∀w ( ∀x (¬q(x) → r(x, w)) → ¬p(w))</text:p>
      <text:p text:style-name="P1">∀x ∃w (¬q(w) &amp; ¬s(w, x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854444</text:p>
      <text:p text:style-name="P1">Докажете с резолюции, че от първите две формули следва третата:</text:p>
      <text:p text:style-name="P1">∃x ∀w (q(w) ⌄ s(w, x))</text:p>
      <text:p text:style-name="P1">∀w ∃x (p(x) &amp; ∀y (¬r(y, x) → ¬s(y, w)))</text:p>
      <text:p text:style-name="P1">∃w ( ∀x (¬q(x) → r(x, w)) &amp; p(w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151265</text:p>
      <text:p text:style-name="P1">Докажете с резолюции, че от първите две формули следва третата:</text:p>
      <text:p text:style-name="P1">∀x ( ∀y (¬r(y) → ¬s(x, y)) → ¬q(x))</text:p>
      <text:p text:style-name="P1">∃y ∀x (r(x) ⌄ p(y, x))</text:p>
      <text:p text:style-name="P1">∃x ∀y (q(y) → ∃z(s(y, z) &amp; p(x, z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102287</text:p>
      <text:p text:style-name="P1">Докажете с резолюции, че от първите две формули следва третата:</text:p>
      <text:p text:style-name="P1">∀x ∃y (q(y) &amp; ∀z (s(y, z) → ¬p(x, z)))</text:p>
      <text:p text:style-name="P1">∀x ( ∀y (¬r(y) → ¬s(x, y)) → ¬q(x))</text:p>
      <text:p text:style-name="P1">∀y ∃x (¬r(x) &amp; ¬p(y, x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83054</text:p>
      <text:p text:style-name="P1">Докажете с резолюции, че от първите две формули следва третата:</text:p>
      <text:p text:style-name="P1">∃y ∀x (r(x) ⌄ p(y, x))</text:p>
      <text:p text:style-name="P1">∀x ∃y (q(y) &amp; ∀z (s(y, z) → ¬p(x, z)))</text:p>
      <text:p text:style-name="P1">∃x ( ∀y (¬r(y) → ¬s(x, y)) &amp; q(x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784003</text:p>
      <text:p text:style-name="P1">Докажете с резолюции, че от първите две формули следва третата:</text:p>
      <text:p text:style-name="P1">∀y ( ∀z (¬r(z) → s(z, y)) → ¬q(y))</text:p>
      <text:p text:style-name="P1">∃z ∀y (r(y) ⌄ ¬p(y, z))</text:p>
      <text:p text:style-name="P1">∃y ∀z (q(z) → ∃t(¬s(t, z) &amp; ¬p(t, y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211779</text:p>
      <text:p text:style-name="P1">Докажете с резолюции, че от първите две формули следва третата:</text:p>
      <text:p text:style-name="P1">∀y ∃z (q(z) &amp; ∀t (¬s(t, z) → p(t, y)))</text:p>
      <text:p text:style-name="P1">∀y ( ∀z (¬r(z) → s(z, y)) → ¬q(y))</text:p>
      <text:p text:style-name="P1">∀z ∃y (¬r(y) &amp; p(y, z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542918</text:p>
      <text:p text:style-name="P1">Докажете с резолюции, че от първите две формули следва третата:</text:p>
      <text:p text:style-name="P1">∃z ∀y (r(y) ⌄ ¬p(y, z))</text:p>
      <text:p text:style-name="P1">∀y ∃z (q(z) &amp; ∀t (¬s(t, z) → p(t, y)))</text:p>
      <text:p text:style-name="P1">∃y ( ∀z (¬r(z) → s(z, y)) &amp; q(y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433325</text:p>
      <text:p text:style-name="P1">Докажете с резолюции, че от първите две формули следва третата:</text:p>
      <text:p text:style-name="P1">∀z ( ∀t (¬r(t) → ¬s(z, t)) → ¬q(z))</text:p>
      <text:p text:style-name="P1">∃t ∀z (r(z) ⌄ ¬p(t, z))</text:p>
      <text:p text:style-name="P1">∃z ∀t (q(t) → ∃u(s(t, u) &amp; ¬p(z, u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64327</text:p>
      <text:p text:style-name="P1">Докажете с резолюции, че от първите две формули следва третата:</text:p>
      <text:p text:style-name="P1">∀z ∃t (q(t) &amp; ∀u (s(t, u) → p(z, u)))</text:p>
      <text:p text:style-name="P1">∀z ( ∀t (¬r(t) → ¬s(z, t)) → ¬q(z))</text:p>
      <text:p text:style-name="P1">∀t ∃z (¬r(z) &amp; p(t, z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521679</text:p>
      <text:p text:style-name="P1">Докажете с резолюции, че от първите две формули следва третата:</text:p>
      <text:p text:style-name="P1">∃t ∀z (r(z) ⌄ ¬p(t, z))</text:p>
      <text:p text:style-name="P1">∀z ∃t (q(t) &amp; ∀u (s(t, u) → p(z, u)))</text:p>
      <text:p text:style-name="P1">∃z ( ∀t (¬r(t) → ¬s(z, t)) &amp; q(z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202744</text:p>
      <text:p text:style-name="P1">Докажете с резолюции, че от първите две формули следва третата:</text:p>
      <text:p text:style-name="P1">∀t ( ∀u (s(u) → p(u, t)) → r(t))</text:p>
      <text:p text:style-name="P1">∃u ∀t (¬s(t) ⌄ q(t, u))</text:p>
      <text:p text:style-name="P1">∃t ∀u (¬r(u) → ∃v(¬p(v, u) &amp; q(v, t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213038</text:p>
      <text:p text:style-name="P1">Докажете с резолюции, че от първите две формули следва третата:</text:p>
      <text:p text:style-name="P1">∀t ∃u (¬r(u) &amp; ∀v (¬p(v, u) → ¬q(v, t)))</text:p>
      <text:p text:style-name="P1">∀t ( ∀u (s(u) → p(u, t)) → r(t))</text:p>
      <text:p text:style-name="P1">∀u ∃t (s(t) &amp; ¬q(t, u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24332</text:p>
      <text:p text:style-name="P1">Докажете с резолюции, че от първите две формули следва третата:</text:p>
      <text:p text:style-name="P1">∃u ∀t (¬s(t) ⌄ q(t, u))</text:p>
      <text:p text:style-name="P1">∀t ∃u (¬r(u) &amp; ∀v (¬p(v, u) → ¬q(v, t)))</text:p>
      <text:p text:style-name="P1">∃t ( ∀u (s(u) → p(u, t)) &amp; ¬r(t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861063</text:p>
      <text:p text:style-name="P1">Докажете с резолюции, че от първите две формули следва третата:</text:p>
      <text:p text:style-name="P1">∀u ( ∀v (s(v) → ¬p(u, v)) → r(u))</text:p>
      <text:p text:style-name="P1">∃v ∀u (¬s(u) ⌄ q(v, u))</text:p>
      <text:p text:style-name="P1">∃u ∀v (¬r(v) → ∃w(p(v, w) &amp; q(u, w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352428</text:p>
      <text:p text:style-name="P1">Докажете с резолюции, че от първите две формули следва третата:</text:p>
      <text:p text:style-name="P1">∀u ∃v (¬r(v) &amp; ∀w (p(v, w) → ¬q(u, w)))</text:p>
      <text:p text:style-name="P1">∀u ( ∀v (s(v) → ¬p(u, v)) → r(u))</text:p>
      <text:p text:style-name="P1">∀v ∃u (s(u) &amp; ¬q(v, u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983985</text:p>
      <text:p text:style-name="P1">Докажете с резолюции, че от първите две формули следва третата:</text:p>
      <text:p text:style-name="P1">∃v ∀u (¬s(u) ⌄ q(v, u))</text:p>
      <text:p text:style-name="P1">∀u ∃v (¬r(v) &amp; ∀w (p(v, w) → ¬q(u, w)))</text:p>
      <text:p text:style-name="P1">∃u ( ∀v (s(v) → ¬p(u, v)) &amp; ¬r(u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484217</text:p>
      <text:p text:style-name="P1">Докажете с резолюции, че от първите две формули следва третата:</text:p>
      <text:p text:style-name="P1">∀v ( ∀w (s(w) → p(w, v)) → r(v))</text:p>
      <text:p text:style-name="P1">∃w ∀v (¬s(v) ⌄ ¬q(v, w))</text:p>
      <text:p text:style-name="P1">∃v ∀w (¬r(w) → ∃x(¬p(x, w) &amp; ¬q(x, v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921787</text:p>
      <text:p text:style-name="P1">Докажете с резолюции, че от първите две формули следва третата:</text:p>
      <text:p text:style-name="P1">∀v ∃w (¬r(w) &amp; ∀x (¬p(x, w) → q(x, v)))</text:p>
      <text:p text:style-name="P1">∀v ( ∀w (s(w) → p(w, v)) → r(v))</text:p>
      <text:p text:style-name="P1">∀w ∃v (s(v) &amp; q(v, w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742121</text:p>
      <text:p text:style-name="P1">Докажете с резолюции, че от първите две формули следва третата:</text:p>
      <text:p text:style-name="P1">∃w ∀v (¬s(v) ⌄ ¬q(v, w))</text:p>
      <text:p text:style-name="P1">∀v ∃w (¬r(w) &amp; ∀x (¬p(x, w) → q(x, v)))</text:p>
      <text:p text:style-name="P1">∃v ( ∀w (s(w) → p(w, v)) &amp; ¬r(v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233683</text:p>
      <text:p text:style-name="P1">Докажете с резолюции, че от първите две формули следва третата:</text:p>
      <text:p text:style-name="P1">∀w ( ∀x (p(x) → ¬q(w, x)) → s(w))</text:p>
      <text:p text:style-name="P1">∃x ∀w (¬p(w) ⌄ ¬r(x, w))</text:p>
      <text:p text:style-name="P1">∃w ∀x (¬s(x) → ∃y(q(x, y) &amp; ¬r(w, y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994474</text:p>
      <text:p text:style-name="P1">Докажете с резолюции, че от първите две формули следва третата:</text:p>
      <text:p text:style-name="P1">∀w ∃x (¬s(x) &amp; ∀y (q(x, y) → r(w, y)))</text:p>
      <text:p text:style-name="P1">∀w ( ∀x (p(x) → ¬q(w, x)) → s(w))</text:p>
      <text:p text:style-name="P1">∀x ∃w (p(w) &amp; r(x, w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  <text:p text:style-name="P1">91899</text:p>
      <text:p text:style-name="P1">Докажете с резолюции, че от първите две формули следва третата:</text:p>
      <text:p text:style-name="P1">∃x ∀w (¬p(w) ⌄ ¬r(x, w))</text:p>
      <text:p text:style-name="P1">∀w ∃x (¬s(x) &amp; ∀y (q(x, y) → r(w, y)))</text:p>
      <text:p text:style-name="P1">∃w ( ∀x (p(x) → ¬q(w, x)) &amp; ¬s(w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еки елемент на X и k не е</text:p>
      <text:p text:style-name="P1">последен елемент на никой елемент на X.</text:p>
      <text:p text:style-name="P1"/>
      <text:p text:style-name="P1">===================================================</text:p>
      <text:p text:style-name="P1">562063</text:p>
      <text:p text:style-name="P1">Докажете с резолюции, че от първите две формули следва третата:</text:p>
      <text:p text:style-name="P1">∀x ( ∀y (p(y) → q(y, x)) → ¬s(x))</text:p>
      <text:p text:style-name="P1">∃y ∀x (¬p(x) ⌄ r(x, y))</text:p>
      <text:p text:style-name="P1">∃x ∀y (s(y) → ∃z(¬q(z, y) &amp; r(z, x)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за</text:p>
      <text:p text:style-name="P1">които съществува такъв елемент W на X, че k е сума</text:p>
      <text:p text:style-name="P1">на елементите на W и W съдържа поне един общ</text:p>
      <text:p text:style-name="P1">елемент с всеки елемент на X.</text:p>
      <text:p text:style-name="P1">===================================================</text:p>
      <text:p text:style-name="P1">503812</text:p>
      <text:p text:style-name="P1">Докажете с резолюции, че от първите две формули следва третата:</text:p>
      <text:p text:style-name="P1">∀x ∃y (s(y) &amp; ∀z (¬q(z, y) → ¬r(z, x)))</text:p>
      <text:p text:style-name="P1">∀x ( ∀y (p(y) → q(y, x)) → ¬s(x))</text:p>
      <text:p text:style-name="P1">∀y ∃x (p(x) &amp; ¬r(x, y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е елемент на всички елементи на X, но k не е</text:p>
      <text:p text:style-name="P1">сума на елементите на никой елемент на X.</text:p>
      <text:p text:style-name="P1"/>
      <text:p text:style-name="P1">===================================================</text:p>
      <text:p text:style-name="P1">494022</text:p>
      <text:p text:style-name="P1">Докажете с резолюции, че от първите две формули следва третата:</text:p>
      <text:p text:style-name="P1">∃y ∀x (¬p(x) ⌄ r(x, y))</text:p>
      <text:p text:style-name="P1">∀x ∃y (s(y) &amp; ∀z (¬q(z, y) → ¬r(z, x)))</text:p>
      <text:p text:style-name="P1">∃x ( ∀y (p(y) → q(y, x)) &amp; s(x))</text:p>
      <text:p text:style-name="P1"/>
      <text:p text:style-name="P1">Да се напише програма на пролог за предикат</text:p>
      <text:p text:style-name="P1">p(X,Y), който по даден списък от списъци от числа</text:p>
      <text:p text:style-name="P1">X намира списък Y, съдържащ всички числа k, такива</text:p>
      <text:p text:style-name="P1">че k не е елемент на никой елемент на X и k е сума</text:p>
      <text:p text:style-name="P1">на елементите на някой елемент на X.</text:p>
      <text:p text:style-name="P1"/>
      <text:p text:style-name="P1">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FreeSerif" svg:font-family="FreeSerif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bg" fo:country="BG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1.499cm" fo:margin-bottom="1cm" fo:margin-left="0.499cm" fo:margin-right="0.499cm" style:writing-mode="lr-tb" style:footnote-max-height="0cm">
        <style:columns fo:column-count="2" fo:column-gap="0cm">
          <style:column style:rel-width="5386*" fo:start-indent="0cm" fo:end-indent="0cm"/>
          <style:column style:rel-width="5386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6-30T23:21:50</meta:creation-date>
    <dc:date>2007-06-30T23:27:25</dc:date>
    <dc:language>bg-BG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945" meta:word-count="7413" meta:character-count="37914"/>
  </office:meta>
</office:document-meta>
</file>